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c6e" officeooo:paragraph-rsid="001bbc6e"/>
    </style:style>
    <style:style style:name="P2" style:family="paragraph" style:parent-style-name="Text_20_body">
      <style:text-properties officeooo:rsid="001c8d13" officeooo:paragraph-rsid="001c8d13"/>
    </style:style>
    <style:style style:name="P3" style:family="paragraph" style:parent-style-name="Text_20_body" style:list-style-name="L2">
      <style:text-properties officeooo:rsid="001c8d13" officeooo:paragraph-rsid="001d55ff"/>
    </style:style>
    <style:style style:name="P4" style:family="paragraph" style:parent-style-name="Text_20_body" style:list-style-name="L2">
      <style:text-properties officeooo:rsid="001d55ff" officeooo:paragraph-rsid="001d55ff"/>
    </style:style>
    <style:style style:name="P5" style:family="paragraph" style:parent-style-name="Text_20_body" style:list-style-name="L1">
      <style:text-properties officeooo:rsid="001e90e5" officeooo:paragraph-rsid="001e90e5"/>
    </style:style>
    <style:style style:name="P6" style:family="paragraph" style:parent-style-name="Text_20_body" style:list-style-name="L1">
      <style:text-properties officeooo:rsid="001fdbbd" officeooo:paragraph-rsid="001fdbbd"/>
    </style:style>
    <style:style style:name="P7" style:family="paragraph" style:parent-style-name="Text_20_body" style:list-style-name="L1">
      <style:text-properties officeooo:rsid="00208cf7" officeooo:paragraph-rsid="00208cf7"/>
    </style:style>
    <style:style style:name="P8" style:family="paragraph" style:parent-style-name="Text_20_body" style:list-style-name="L1">
      <style:text-properties officeooo:rsid="002225ce" officeooo:paragraph-rsid="002225ce"/>
    </style:style>
    <style:style style:name="P9" style:family="paragraph" style:parent-style-name="Text_20_body" style:list-style-name="L1">
      <style:text-properties officeooo:rsid="0024343c" officeooo:paragraph-rsid="0024343c"/>
    </style:style>
    <style:style style:name="P10" style:family="paragraph" style:parent-style-name="Text_20_body" style:list-style-name="L1">
      <style:text-properties officeooo:rsid="0025c820" officeooo:paragraph-rsid="0025c820"/>
    </style:style>
    <style:style style:name="T1" style:family="text">
      <style:text-properties officeooo:rsid="001bbc6e"/>
    </style:style>
    <style:style style:name="T2" style:family="text">
      <style:text-properties officeooo:rsid="001d55ff"/>
    </style:style>
    <style:style style:name="T3" style:family="text">
      <style:text-properties officeooo:rsid="00210ee8"/>
    </style:style>
    <style:style style:name="T4" style:family="text">
      <style:text-properties officeooo:rsid="00228b0d"/>
    </style:style>
    <style:style style:name="T5" style:family="text">
      <style:text-properties officeooo:rsid="0027ad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 Dos <text:span text:style-name="T1">to complete the story</text:span></text:h>
      <text:list xml:id="list571948017134217348" text:style-name="L1">
        <text:list-item>
          <text:p text:style-name="P5">Check results for HMM_Crowd and add into plots</text:p>
        </text:list-item>
        <text:list-item>
          <text:p text:style-name="P6">Check whether classifier combination is working with BAC?</text:p>
        </text:list-item>
        <text:list-item>
          <text:p text:style-name="P7">Get dataset for crowdsourcing</text:p>
        </text:list-item>
        <text:list-item>
          <text:p text:style-name="P7">Text of paper:</text:p>
          <text:list>
            <text:list-item>
              <text:p text:style-name="P7">Intro: sequential annotation problems are very frequent in NLP; high cost of labelling means we need crowdsourcing; </text:p>
            </text:list-item>
            <text:list-item>
              <text:p text:style-name="P7">Example of a sequential span and disagreement between workers</text:p>
            </text:list-item>
            <text:list-item>
              <text:p text:style-name="P7">…we treat the crowd workers as classifiers and combine; can also do this with ensembles of ML classifiers</text:p>
            </text:list-item>
            <text:list-item>
              <text:p text:style-name="P7">...current methods don’t take advantage of sequential information</text:p>
            </text:list-item>
            <text:list-item>
              <text:p text:style-name="P7">Add in description of rival method – non-Bayesian, missing sequential model for workers, has no way to set priors to specify IOB rules, </text:p>
            </text:list-item>
            <text:list-item>
              <text:p text:style-name="P7"><text:span text:style-name="T4">(Put into a later related work section?) </text:span>HMM_crowd includes features but we don’t consider that aspect here because it is task-specific. Using a generic word-based model may be effective in some cases but could be problematic if using small datasets where the words are not actually good features, e.g. argument labelling. <text:span text:style-name="T5">The best models for doing this are...</text:span> Any problem-specific model can be incorporated into VB. Here, we focus on the combination of workers <text:span text:style-name="T3">and sequential labelling.</text:span></text:p>
            </text:list-item>
            <text:list-item>
              <text:p text:style-name="P7">Bayesian approaches to classifier combination without sequential information are state-of-the-art</text:p>
            </text:list-item>
            <text:list-item>
              <text:p text:style-name="P8">We develop a Bayesian approach that takes full advantage of knowledge of sequential labelling rules, such as BIO.</text:p>
            </text:list-item>
            <text:list-item>
              <text:p text:style-name="P9">Method: model description, VB equations, algorithm summary...</text:p>
            </text:list-item>
            <text:list-item>
              <text:p text:style-name="P7">...How to set priors for IOB – incorporating sequence knowledge</text:p>
            </text:list-item>
            <text:list-item>
              <text:p text:style-name="P10">Results: what does the crowdsourcing dataset represent? Check Ivan’s emails.</text:p>
            </text:list-item>
          </text:list>
        </text:list-item>
      </text:list>
      <text:p text:style-name="P2">* Melvin can move on to dataset loader<text:span text:style-name="T2">s</text:span> if other work is done, leaving me to focus on the scalable paper:</text:p>
      <text:list xml:id="list8877019997538264985" text:style-name="L2">
        <text:list-item>
          <text:p text:style-name="P3">the Lukin <text:span text:style-name="T2">et al dataset for personalised argumentation</text:span></text:p>
        </text:list-item>
        <text:list-item>
          <text:p text:style-name="P4">an additional dataset for the scalable preference learning methods to be tested on. Ideally, large set of movie reviews or similar?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24:05.387724231</meta:creation-date>
    <meta:generator>LibreOffice/5.1.6.2$MacOSX_X86_64 LibreOffice_project/07ac168c60a517dba0f0d7bc7540f5afa45f0909</meta:generator>
    <dc:date>2017-09-07T10:15:44.017997000</dc:date>
    <meta:editing-duration>PT1H6M46S</meta:editing-duration>
    <meta:editing-cycles>12</meta:editing-cycles>
    <meta:document-statistic meta:table-count="0" meta:image-count="0" meta:object-count="0" meta:page-count="1" meta:paragraph-count="19" meta:word-count="301" meta:character-count="1861" meta:non-whitespace-character-count="1592"/>
  </office:meta>
</office:document-meta>
</file>